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46738" officeooo:paragraph-rsid="000467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Extraction:</text:p>
      <text:p text:style-name="Standard">The data preprocessor retrieved information on the sulcus, curvature, and thickness of brain regions from the "fsaverage_LR32k_new" file. They then averaged within regions to generate summary statistics for each region.</text:p>
      <text:p text:style-name="Standard"/>
      <text:p text:style-name="Standard">We then used the "cifti separate" function to separate the data based on the Desikan-Killiany (DK) atlas labels, which are used to partition the brain into discrete regions. They used the "wb_command -cifti-separate" command to obtain separate files for the left and right hemispheres of the brain, which included all the label names from the original "fsaverage_LR32k_new" file.</text:p>
      <text:p text:style-name="Standard"/>
      <text:p text:style-name="Standard">Finally, we used the "wb_command -label-resample" command to resample the data to the "fsaverage_LR32k_new" file for both hemispheres. This entailed resampling the data to the new file using the MUTRIP01.aparc.DKTatlas.164k_fs_LR.L.native.label.gii file and the ADAP_BARY_AREA option. They also named the "area-surfs" MUTRIP01.L.midthickness.native.surf.gii and../fsaverage_LR32k/MUTRIP01.L.midthickness.32k_fs_LR.surf.gii.</text:p>
      <text:p text:style-name="Standard"/>
      <text:p text:style-name="Standard">This preprocessing produces a set of resampled files containing information on the sulcus, curvature, and thickness of brain areas in both hemispheres, which can be utilised for additional research, such as running a machine learning model.</text:p>
      <text:p text:style-name="Standard"/>
      <text:p text:style-name="P1">Data Preprocessing:</text:p>
      <text:p text:style-name="P1">The Human Connectome Project (HCP) pipeline is a mechanism for analyzing brain imaging data to examine brain connectivity and form.</text:p>
      <text:p text:style-name="P1"/>
      <text:p text:style-name="P1">First, motion correction, slice timing correction, and spatial smoothing with a 4-mm FWHM kernel are applied to the fMRI data. This aids in the correction of any data quality concerns that may develop because of motion or other factors.</text:p>
      <text:p text:style-name="P1"/>
      <text:p text:style-name="P1">The preprocessed data is then registered to a standard template using FLIRT, a program that aligns the data with a standardised brain picture to enable for intersect-individual comparison.</text:p>
      <text:p text:style-name="P1"/>
      <text:p text:style-name="P1">Time series data is taken from each voxel in the brain and averaged within each region of interest (ROI) using the Desikan-Killiany atlas, which divides the brain into 34 areas per hemisphere, to evaluate cortical function. Using the Pearson correlation coefficient, the time series data for each ROI is then utilized to calculate the strength of functional connection between the ROIs.</text:p>
      <text:p text:style-name="P1"/>
      <text:p text:style-name="P1">The FreeSurfer program is used to rebuild the surface of the cortex from T1-weighted structural images to analyze cortical form. Using the Destrieux atlas, the last surface is separated into various zones. Cortical thickness, surface area, and curvature measurements are gathered for each region and used for statistical analysis, which can reveal information about the brain's structural organisation.</text:p>
      <text:p text:style-name="P1"/>
      <text:p text:style-name="P1">Overall, the HCP pipeline provides a comprehensive method to brain imaging data analysis that can provide insights into both functional and anatomical brain connectiv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01:17:53.376374414</meta:creation-date>
    <dc:date>2023-04-25T03:00:33.636460897</dc:date>
    <meta:editing-duration>PT6M6S</meta:editing-duration>
    <meta:editing-cycles>2</meta:editing-cycles>
    <meta:generator>LibreOffice/7.3.7.2$Linux_X86_64 LibreOffice_project/30$Build-2</meta:generator>
    <meta:document-statistic meta:table-count="0" meta:image-count="0" meta:object-count="0" meta:page-count="1" meta:paragraph-count="12" meta:word-count="400" meta:character-count="2809" meta:non-whitespace-character-count="2421"/>
  </office:meta>
</office:document-meta>
</file>